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ada976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108e66c8"/>
    </style:style>
    <style:style style:name="P55" style:family="paragraph" style:parent-style-name="Standard">
      <style:text-properties officeooo:paragraph-rsid="0f3ae219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4cd335"/>
    </style:style>
    <style:style style:name="P60" style:family="paragraph" style:parent-style-name="Standard">
      <style:text-properties officeooo:paragraph-rsid="0f6d4ef8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102f2d76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Standard">
      <style:text-properties officeooo:paragraph-rsid="1032d17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0" style:family="paragraph" style:parent-style-name="Footnote">
      <style:text-properties officeooo:paragraph-rsid="1075f396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8f7f78"/>
    </style:style>
    <style:style style:name="P74" style:family="paragraph" style:parent-style-name="Standard">
      <style:text-properties officeooo:paragraph-rsid="109bd2ec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Footnote">
      <style:text-properties officeooo:paragraph-rsid="10a9a4d5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5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en" fo:country="GB" officeooo:rsid="10555e9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9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9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9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officeooo:rsid="0f981b1c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1" style:family="text">
      <style:text-properties fo:font-variant="normal" fo:text-transform="none" fo:color="#000000" loext:opacity="87%" fo:letter-spacing="normal" fo:font-style="normal" officeooo:rsid="106260b1"/>
    </style:style>
    <style:style style:name="T26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officeooo:rsid="105f1264"/>
    </style:style>
    <style:style style:name="T264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4">Checklist for installing </text:span><text:span text:style-name="T124"><text:user-field-get text:name="Distro">Rocky Linux</text:user-field-get></text:span><text:span text:style-name="T124"><text:s/></text:span><text:span text:style-name="T125"><text:user-field-get text:name="Version">9.x</text:user-field-get></text:span><text:span text:style-name="T126"><text:note text:id="ftn1" text:note-class="footnote"><text:note-citation>1</text:note-citation><text:note-body><text:p text:style-name="P70"><text:span text:style-name="T237">This </text:span><text:span text:style-name="T241"><text:user-field-get text:name="Distro">Rocky Linux</text:user-field-get></text:span><text:span text:style-name="T238"><text:s/></text:span><text:span text:style-name="T242"><text:user-field-get text:name="Version">9.x</text:user-field-get></text:span><text:span text:style-name="T242"><text:s/>Desktop/</text:span><text:span text:style-name="T243">Workstation</text:span><text:span text:style-name="T237"> is supported until </text:span><text:span text:style-name="T239">May</text:span><text:span text:style-name="T237"> </text:span><text:span text:style-name="T240">31</text:span><text:span text:style-name="T250">st</text:span><text:span text:style-name="T240">, </text:span><text:span text:style-name="T237">20</text:span><text:span text:style-name="T240">32</text:span><text:span text:style-name="T237">.</text:span></text:p></text:note-body></text:note></text:span><text:span text:style-name="T127"><text:s/></text:span><text:span text:style-name="T129">Desktop/</text:span><text:span text:style-name="T130">Workstation</text:span><text:span text:style-name="T128">.</text:span></text:p>
      <text:p text:style-name="P28"><text:span text:style-name="Strong_20_Emphasis"><text:span text:style-name="T73"/></text:span></text:p>
      <text:p text:style-name="P29"><text:span text:style-name="Strong_20_Emphasis"><text:span text:style-name="T119"/></text:span></text:p>
      <text:p text:style-name="P71">Fill in the text box after &lt;...&gt;</text:p>
      <text:p text:style-name="P16"><text:span text:style-name="T233">&lt;user&gt;</text:span><text:span text:style-name="T214"><text:tab/><text:tab/></text:span><text:span text:style-name="T221"> <text:tab/><text:tab/><text:tab/> </text:span><text:span text:style-name="T215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5"><text:tab/></text:span><text:span text:style-name="T219">e.g.</text:span><text:span text:style-name="T222"> </text:span><text:span text:style-name="T227">J</text:span><text:span text:style-name="T228">ohn Doe</text:span></text:p>
      <text:p text:style-name="P74"><text:span text:style-name="T12">&lt;</text:span><text:span text:style-name="T225">user</text:span><text:span text:style-name="T7">na</text:span><text:span text:style-name="T10">me</text:span><text:span text:style-name="T12">&gt;</text:span><text:span text:style-name="T223"><text:tab/><text:tab/><text:tab/> </text:span><text:span text:style-name="T223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3"><text:tab/></text:span><text:span text:style-name="T224">e.g.</text:span><text:span text:style-name="T4"> </text:span><text:span text:style-name="T142">j</text:span><text:span text:style-name="T143">oh</text:span><text:span text:style-name="T142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26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6"> </text:span><text:span text:style-name="T213">pc02</text:span></text:p>
      <text:p text:style-name="P17"><text:span text:style-name="T233">&lt;</text:span><text:span text:style-name="T204">user</text:span><text:span text:style-name="T233">&gt;</text:span><text:span text:style-name="T210"><text:tab/><text:tab/></text:span><text:span text:style-name="T221"> <text:tab/><text:tab/><text:tab/> </text:span><text:span text:style-name="T215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5"><text:tab/></text:span><text:span text:style-name="T219">i.e.</text:span><text:span text:style-name="T216"> </text:span><text:span text:style-name="T217">additional </text:span><text:span text:style-name="T218">user</text:span><text:span text:style-name="T220">s</text:span></text:p>
      <text:p text:style-name="P74"><text:span text:style-name="T233">&lt;</text:span><text:span text:style-name="T204">user</text:span><text:span text:style-name="T205">n</text:span><text:span text:style-name="T202">a</text:span><text:span text:style-name="T203">me</text:span><text:span text:style-name="T233">&gt;</text:span><text:span text:style-name="T201"><text:tab/><text:tab/><text:tab/> </text:span><text:span text:style-name="T223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3"><text:tab/></text:span><text:span text:style-name="T211">i.</text:span><text:span text:style-name="T212">e.</text:span><text:span text:style-name="T211"> </text:span><text:span text:style-name="T207">additional </text:span><text:span text:style-name="T208">user</text:span><text:span text:style-name="T209">s</text:span></text:p>
      <text:p text:style-name="P72"><text:span text:style-name="T264">r</text:span>eplace &lt;...&gt; in this checklist with the value in the text box.</text:p>
      <text:p text:style-name="P48"/>
      <text:p text:style-name="P48"/>
      <text:p text:style-name="P15"><text:span text:style-name="Strong_20_Emphasis"><text:span text:style-name="T164">Not yet on Linux?</text:span></text:span><text:span text:style-name="T134"><text:tab/></text:span><text:span text:style-name="T139">Use</text:span><text:span text:style-name="T135"> </text:span><text:span text:style-name="Strong_20_Emphasis"><text:span text:style-name="T140">Checklist </text:span></text:span><text:span text:style-name="Strong_20_Emphasis"><text:span text:style-name="T141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6"> </text:span><text:span text:style-name="T138">u</text:span><text:span text:style-name="T136">nder </text:span><text:span text:style-name="Strong_20_Emphasis"><text:span text:style-name="T165">Linux</text:span></text:span><text:span text:style-name="T137">.</text:span></text:p>
      <text:p text:style-name="P46"><text:span text:style-name="Strong_20_Emphasis"><text:span text:style-name="T155">New installation?</text:span></text:span><text:span text:style-name="T152"><text:tab/><text:tab/></text:span><text:span text:style-name="T154">Start at chapter</text:span><text:span text:style-name="T152"> </text:span><text:span text:style-name="Strong_20_Emphasis"><text:span text:style-name="T155"><text:bookmark-ref text:reference-format="page" text:ref-name="__RefNumPara__4009_1271708128">2</text:bookmark-ref></text:span></text:span><text:span text:style-name="Strong_20_Emphasis"><text:span text:style-name="T155"><text:s text:c="2"/></text:span></text:span><text:span text:style-name="Strong_20_Emphasis"><text:span text:style-name="T156"><text:bookmark-ref text:reference-format="text" text:ref-name="__RefNumPara__4009_1271708128">Perform installation</text:bookmark-ref></text:span></text:span><text:span text:style-name="T153">.</text:span></text:p>
      <text:p text:style-name="P37"/>
      <text:p text:style-name="P37"/>
      <text:list text:style-name="L1">
        <text:list-item>
          <text:p text:style-name="P84"><text:bookmark-start text:name="__RefNumPara__4083_1271708128"/>Prepar<text:span text:style-name="T236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1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2"><text:span text:style-name="T29">Log in as </text:span><text:span text:style-name="T234">&lt;user&gt;</text:span><text:span text:style-name="T5"><text:note text:id="ftn2" text:note-class="footnote"><text:note-citation>2</text:note-citation><text:note-body><text:p text:style-name="P56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9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3" text:note-class="footnote"><text:note-citation>3</text:note-citation><text:note-body><text:p text:style-name="P81">Press the Super key (Windows, Command, or Magnifier key) or click in the upper left corner.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1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5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3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3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8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0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3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4">Boot the computer from</text:span><text:span text:style-name="T149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2">Esc</text:span><text:span text:style-name="T89">, </text:span><text:span text:style-name="T122">Delete</text:span><text:span text:style-name="T89">, </text:span><text:span text:style-name="T122">F1</text:span><text:span text:style-name="T89">, </text:span><text:span text:style-name="T122">F2</text:span><text:span text:style-name="T89">, </text:span><text:span text:style-name="T122">F9</text:span><text:span text:style-name="T89">, </text:span><text:span text:style-name="T122">F10</text:span><text:span text:style-name="T89">, </text:span><text:span text:style-name="T122">F11</text:span><text:span text:style-name="T89">, or </text:span><text:span text:style-name="T122">F12</text:span></text:p></text:note-body></text:note></text:span><text:span text:style-name="T144"> an</text:span><text:span text:style-name="T146"> </text:span><text:span text:style-name="T131"><text:user-field-get text:name="Distro">Rocky Linux</text:user-field-get></text:span><text:span text:style-name="T148"><text:s/></text:span><text:span text:style-name="T132"><text:user-field-get text:name="Version">9.x</text:user-field-get></text:span><text:span text:style-name="T132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7"><text:span text:style-name="T21">From a Live USB stick you can boot and work with </text:span><text:span text:style-name="T151"><text:user-field-get text:name="Distro">Rocky Linux</text:user-field-get></text:span><text:span text:style-name="T151"><text:s/></text:span><text:span text:style-name="T21">without modifying any files on the hard drive and also allows installation of </text:span><text:span text:style-name="T151"><text:user-field-get text:name="Distro">Rocky Linux</text:user-field-get></text:span><text:span text:style-name="T151">.</text:span></text:p></text:note-body></text:note></text:span><text:span text:style-name="T144"> USB stick</text:span><text:span text:style-name="T71"><text:note text:id="ftn6" text:note-class="footnote"><text:note-citation>3</text:note-citation><text:note-body><text:p text:style-name="P78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5">Rocky Linux </text:span></text:span><text:span text:style-name="terk_20_accent_20_voetnoot"><text:span text:style-name="T115"><text:user-field-get text:name="Version">9.x</text:user-field-get></text:span></text:span><text:span text:style-name="T83"><text:s/></text:span><text:span text:style-name="terk_20_accent_20_voetnoot"><text:span text:style-name="T120">Desktop/Workstation Live </text:span></text:span><text:span text:style-name="terk_20_accent_20_voetnoot"><text:span text:style-name="T121">Image </text:span></text:span><text:span text:style-name="terk_20_accent_20_voetnoot"><text:span text:style-name="T115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30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29">karelzimmer.nl/en</text:span></text:a><text:span text:style-name="T82">, under </text:span><text:span text:style-name="Sterk_20_accent_20_voetnoot"><text:span text:style-name="T116">Linux</text:span></text:span><text:span text:style-name="T82">.</text:span></text:p></text:note-body></text:note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3">Select</text:span><text:span text:style-name="T50"> </text:span><text:span text:style-name="Strong_20_Emphasis"><text:span text:style-name="T113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Strong_20_Emphasis"><text:span text:style-name="T114"><text:s/></text:span></text:span><text:span text:style-name="Strong_20_Emphasis"><text:span text:style-name="T112"><text:user-field-get text:name="Version">9.x</text:user-field-get></text:span></text:span><text:span text:style-name="T145"><text:s/></text:span><text:span text:style-name="T147">and press the </text:span><text:span text:style-name="T166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68">At</text:span><text:span text:style-name="T169"> </text:span><text:span text:style-name="Strong_20_Emphasis"><text:span text:style-name="T168">WELCOME TO ROCKY LINUX </text:span></text:span><text:span text:style-name="Strong_20_Emphasis"><text:span text:style-name="T168"><text:user-field-get text:name="Version">9.x</text:user-field-get></text:span></text:span><text:span text:style-name="T181"><text:s/>select language and click </text:span><text:span text:style-name="Strong_20_Emphasis"><text:span text:style-name="T195">Continu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Installati</text:span></text:span><text:span text:style-name="Strong_20_Emphasis"><text:span text:style-name="T197">on Destin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3">Check</text:span><text:span text:style-name="T259"> </text:span><text:span text:style-name="T260">the </text:span><text:span text:style-name="Strong_20_Emphasis"><text:span text:style-name="T261">Device Selection</text:span></text:span><text:span text:style-name="T244"> </text:span><text:span text:style-name="T246">and click </text:span><text:span text:style-name="Strong_20_Emphasis"><text:span text:style-name="T245">Done</text:span></text:span><text:span text:style-name="Strong_20_Emphasis"><text:span text:style-name="T24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3">U</text:span><text:span text:style-name="T172">nder</text:span><text:span text:style-name="T170"> </text:span><text:span text:style-name="Strong_20_Emphasis"><text:span text:style-name="T196">SYSTEM</text:span></text:span><text:span text:style-name="T170"> </text:span><text:span text:style-name="T173">click</text:span><text:span text:style-name="T174"> </text:span><text:span text:style-name="Strong_20_Emphasis"><text:span text:style-name="T196">Netwerk &amp; </text:span></text:span><text:span text:style-name="Strong_20_Emphasis"><text:span text:style-name="T198">H</text:span></text:span><text:span text:style-name="Strong_20_Emphasis"><text:span text:style-name="T196">ost </text:span></text:span><text:span text:style-name="Strong_20_Emphasis"><text:span text:style-name="T198">N</text:span></text:span><text:span text:style-name="Strong_20_Emphasis"><text:span text:style-name="T196">am</text:span></text:span><text:span text:style-name="Strong_20_Emphasis"><text:span text:style-name="T198">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5">Enter you</text:span><text:span text:style-name="T176">r</text:span><text:span text:style-name="T177"> </text:span><text:span text:style-name="Strong_20_Emphasis"><text:span text:style-name="T178">Host </text:span></text:span><text:span text:style-name="Strong_20_Emphasis"><text:span text:style-name="T175">N</text:span></text:span><text:span text:style-name="Strong_20_Emphasis"><text:span text:style-name="T178">am</text:span></text:span><text:span text:style-name="Strong_20_Emphasis"><text:span text:style-name="T175">e</text:span></text:span><text:span text:style-name="T8"> &lt;computerna</text:span><text:span text:style-name="T9">me&gt;</text:span><text:span text:style-name="T179"> </text:span><text:span text:style-name="T175">and click </text:span><text:span text:style-name="Strong_20_Emphasis"><text:span text:style-name="T191">Apply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69"><text:span text:style-name="T183">C</text:span><text:span text:style-name="T180">li</text:span><text:span text:style-name="T183">c</text:span><text:span text:style-name="T180">k </text:span><text:span text:style-name="Strong_20_Emphasis"><text:span text:style-name="T190">Don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1">U</text:span><text:span text:style-name="T172">nder</text:span><text:span text:style-name="T169"> </text:span><text:span text:style-name="Strong_20_Emphasis"><text:span text:style-name="T172">USER SETTINGS</text:span></text:span><text:span text:style-name="T184"> </text:span><text:span text:style-name="T185">click</text:span><text:span text:style-name="T186"> </text:span><text:span text:style-name="Strong_20_Emphasis"><text:span text:style-name="T199">User </text:span></text:span><text:span text:style-name="Strong_20_Emphasis"><text:span text:style-name="T200">C</text:span></text:span><text:span text:style-name="Strong_20_Emphasis"><text:span text:style-name="T199">reatio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1">Enter your</text:span><text:span text:style-name="T232"> </text:span><text:span text:style-name="Strong_20_Emphasis"><text:span text:style-name="T69">Full name</text:span></text:span><text:span text:style-name="T54"> </text:span><text:span text:style-name="T233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2">Begin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7">Click</text:span><text:span text:style-name="T188"> </text:span><text:span text:style-name="Strong_20_Emphasis"><text:span text:style-name="T194">Finish</text:span></text:span><text:span text:style-name="Strong_20_Emphasis"><text:span text:style-name="T192"> </text:span></text:span><text:span text:style-name="Strong_20_Emphasis"><text:span text:style-name="T193">Installatio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89">Restart the system</text:span><text:span text:style-name="T182">.</text:span></text:p>
          </table:table-cell>
        </table:table-row>
      </table:table>
      <text:p text:style-name="P49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0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6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9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7" text:note-class="footnote"><text:note-citation>1</text:note-citation><text:note-body><text:p text:style-name="P14"><text:span text:style-name="T150">Press the Super key (Windows, Command, or Magnifier key) or click in the upper left corner.</text:span><text:span text:style-name="T150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8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6" office:value-type="string">
            <text:p text:style-name="P73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0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8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0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3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59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0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7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5"><text:span text:style-name="T28">Log in as</text:span><text:span text:style-name="T27"> </text:span><text:span text:style-name="T235">&lt;user&gt;</text:span><text:span text:style-name="T38"><text:note text:id="ftn8" text:note-class="footnote"><text:note-citation>1</text:note-citation><text:note-body><text:p text:style-name="P57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4"><text:span text:style-name="T262">Follow the welcome screens.</text:span><text:span text:style-name="T249"/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6" office:value-type="string">
            <text:p text:style-name="P34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8"/>
      <text:p text:style-name="P39"/>
      <text:p text:style-name="P47"><text:span text:style-name="T162">End of checklist,</text:span><text:span text:style-name="T163"> </text:span><text:span text:style-name="T158"><text:user-field-get text:name="Distro">Rocky Linux</text:user-field-get></text:span><text:span text:style-name="T161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118"> </text:span><text:span text:style-name="T162">installation is complete.</text:span></text:p>
      <text:p text:style-name="P21"/>
      <text:p text:style-name="P19"><text:span text:style-name="T251">Written</text:span><text:span text:style-name="T252"> </text:span><text:span text:style-name="T251">by</text:span><text:span text:style-name="T252"> </text:span><text:a xlink:type="simple" xlink:href="mailto:info@karelzimmer.nl?subject=Checklist%20installation%20Linux" text:style-name="Internet_20_link" text:visited-style-name="Visited_20_Internet_20_Link"><text:span text:style-name="T258">Karel Zimmer</text:span></text:a><text:span text:style-name="T253">.</text:span></text:p>
      <text:p text:style-name="P20"><text:span text:style-name="T256">License </text:span><text:span text:style-name="T254">C</text:span><text:span text:style-name="T255">C0</text:span><text:span text:style-name="T253"> 1.0 </text:span><text:span text:style-name="T25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7"><text:s/></text:span><text:span text:style-name="T25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3-06T19:13:04.646986657">0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3:04.503223405</dc:date>
    <meta:keyword>Installatie</meta:keyword>
    <meta:keyword>Checklist</meta:keyword>
    <meta:keyword>Linux</meta:keyword>
    <meta:editing-cycles>7009</meta:editing-cycles>
    <meta:editing-duration>P12DT9H16M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11" meta:character-count="3231" meta:non-whitespace-character-count="2764"/>
    <meta:user-defined meta:name="Info 1"/>
    <meta:user-defined meta:name="Info 2"/>
    <meta:user-defined meta:name="Info 3"/>
    <meta:user-defined meta:name="Info 4"/>
  </office:meta>
</office:document-meta>
</file>